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44pt" style:font-size-asian="44pt" style:font-size-complex="44pt"/>
    </style:style>
    <style:style style:name="P2" style:family="paragraph" style:parent-style-name="Standard">
      <style:text-properties fo:font-size="12pt" style:font-size-asian="10.5pt" style:font-size-complex="12pt"/>
    </style:style>
    <style:style style:name="P3" style:family="paragraph" style:parent-style-name="Standard">
      <style:text-properties fo:font-size="12pt" officeooo:paragraph-rsid="000fa3c9" style:font-size-asian="10.5pt" style:font-size-complex="12pt"/>
    </style:style>
    <style:style style:name="P4" style:family="paragraph" style:parent-style-name="Standard">
      <style:text-properties fo:font-size="12pt" officeooo:rsid="000fa3c9" officeooo:paragraph-rsid="000fa3c9" style:font-size-asian="10.5pt" style:font-size-complex="12pt"/>
    </style:style>
    <style:style style:name="P5" style:family="paragraph" style:parent-style-name="Standard">
      <style:text-properties fo:font-size="12pt" fo:font-weight="bold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paragraph-rsid="000fa3c9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2pt" officeooo:rsid="001139f5" officeooo:paragraph-rsid="001139f5" style:font-size-asian="10.5pt" style:font-size-complex="12pt"/>
    </style:style>
    <style:style style:name="P9" style:family="paragraph" style:parent-style-name="Standard">
      <style:text-properties fo:font-size="12pt" officeooo:rsid="000fa3c9" officeooo:paragraph-rsid="0011b028" style:font-size-asian="10.5pt" style:font-size-complex="12pt"/>
    </style:style>
    <style:style style:name="P10" style:family="paragraph" style:parent-style-name="Standard">
      <style:text-properties fo:font-size="12pt" officeooo:paragraph-rsid="000fa3c9" style:font-size-asian="10.5pt" style:font-size-complex="12pt"/>
    </style:style>
    <style:style style:name="P11" style:family="paragraph" style:parent-style-name="Standard">
      <style:text-properties fo:font-size="12pt" fo:font-weight="normal" officeooo:rsid="0011b028" officeooo:paragraph-rsid="0011b028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534c6" officeooo:paragraph-rsid="001534c6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5c3cf" officeooo:paragraph-rsid="0015c3cf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bold" officeooo:rsid="0011b028" officeooo:paragraph-rsid="0011b028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1534c6" officeooo:paragraph-rsid="001534c6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0fa3c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03a28" style:font-style-asian="italic" style:font-style-complex="italic"/>
    </style:style>
    <style:style style:name="T4" style:family="text">
      <style:text-properties fo:font-style="italic" officeooo:rsid="0011b028" style:font-style-asian="italic" style:font-style-complex="italic"/>
    </style:style>
    <style:style style:name="T5" style:family="text">
      <style:text-properties fo:font-style="italic" officeooo:rsid="001778a0" style:font-style-asian="italic" style:font-style-complex="italic"/>
    </style:style>
    <style:style style:name="T6" style:family="text">
      <style:text-properties officeooo:rsid="00103a28"/>
    </style:style>
    <style:style style:name="T7" style:family="text">
      <style:text-properties officeooo:rsid="001139f5"/>
    </style:style>
    <style:style style:name="T8" style:family="text">
      <style:text-properties officeooo:rsid="0011b028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fa3c9" style:font-weight-asian="bold" style:font-weight-complex="bold"/>
    </style:style>
    <style:style style:name="T11" style:family="text">
      <style:text-properties fo:font-weight="bold" officeooo:rsid="0011b028" style:font-weight-asian="bold" style:font-weight-complex="bold"/>
    </style:style>
    <style:style style:name="T12" style:family="text">
      <style:text-properties officeooo:rsid="00135d9c"/>
    </style:style>
    <style:style style:name="T13" style:family="text">
      <style:text-properties officeooo:rsid="001534c6"/>
    </style:style>
    <style:style style:name="T14" style:family="text">
      <style:text-properties officeooo:rsid="0015c3cf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1778a0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Identificação da Empres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RELATÓRIO DE <text:span text:style-name="T8">SCRUM</text:span></text:p>
      <text:p text:style-name="P1"/>
      <text:p text:style-name="P1"/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Identificação do Projeto,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/>
      <text:p text:style-name="P7"/>
      <text:p text:style-name="P7"><text:soft-page-break/><text:span text:style-name="T7">Í</text:span>ndice</text:p>
      <text:p text:style-name="P2"/>
      <text:p text:style-name="P6">- Introdução</text:p>
      <text:p text:style-name="P9">[Devem <text:span text:style-name="T8">contextualizar as partes do projeto em que se irá utilizar uma metodologia ágil como o </text:span><text:span text:style-name="T4">scrum</text:span><text:span text:style-name="T8">. Este relatório diz unicamente respeito a essas partes. Devem ainda identificar a forma como irão decorrer as reuniões diárias de </text:span><text:span text:style-name="T4">Scrum</text:span><text:span text:style-name="T8">]</text:span></text:p>
      <text:p text:style-name="P9"/>
      <text:p text:style-name="P3"><text:span text:style-name="T9">- </text:span><text:span text:style-name="T11">Stakeholders</text:span></text:p>
      <text:p text:style-name="P11">[Devem identificar quem são os diferentes stakeholders intervenientes no projeto: <text:span text:style-name="T2">Product Owner</text:span>, <text:span text:style-name="T2">Scrum Master</text:span>, Equipa de Desenvolvimento, Cliente(s), etc. <text:span text:style-name="T12">Devem ainda identificar no âmbito deste projeto, as suas funções</text:span>]</text:p>
      <text:p text:style-name="P11"/>
      <text:p text:style-name="P14">- <text:span text:style-name="T13">Product Backlog</text:span></text:p>
      <text:p text:style-name="P12">[Nesta secção deve ser identificado o <text:span text:style-name="T2">Product Backlog</text:span> do projeto. Cada item do <text:span text:style-name="T2">Product Backlog</text:span> deve corresponder a uma <text:span text:style-name="T2">User Story</text:span> identificada pelo cliente. Essas <text:span text:style-name="T2">User Stories</text:span> devem ser estimadas em <text:span text:style-name="T2">Story Points</text:span>. Mais tarde deve ser feita a correspondência de <text:span text:style-name="T2">Story Points</text:span> para horas. Nesta secção deve existir a descrição completa d<text:span text:style-name="T14">a</text:span>s <text:span text:style-name="T2">User Stories</text:span> (incluindo testes de aceitação) bem como os <text:span text:style-name="T2">User Points</text:span> estimados]</text:p>
      <text:p text:style-name="P12"/>
      <text:p text:style-name="P15">- Sprints</text:p>
      <text:p text:style-name="P13">[Devem ser aqui detalhadas as informações dos vários <text:span text:style-name="T2">Sprints</text:span> a considerar na implementação do projeto. O projeto tem na fase de implementação da aplicação 2 <text:span text:style-name="T2">Sprints</text:span> previstos. A duração será definida em aula pelo docente. Deve ser apresentado um <text:span text:style-name="T2">Burndown Chart</text:span> para cada <text:span text:style-name="T2">Sprint</text:span><text:span text:style-name="T15">. </text:span><text:span text:style-name="T16">Deve ainda ser preenchido um documento de retrospetiva do </text:span><text:span text:style-name="T5">Sprint</text:span><text:span text:style-name="T16"> (ver </text:span><text:span text:style-name="T5">template</text:span><text:span text:style-name="T16"> em anexo). Apesar de existirem 2 </text:span><text:span text:style-name="T5">Sprints</text:span><text:span text:style-name="T16"> é solicitado apenas um documento deste tipo englobando os 2 </text:span><text:span text:style-name="T5">Sprints</text:span>] </text:p>
      <text:p text:style-name="P11"/>
      <text:p text:style-name="P3"><text:span text:style-name="T9"/></text:p>
      <text:p text:style-name="P3"><text:span text:style-name="T10"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P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Malheiro</meta:initial-creator>
    <meta:creation-date>2013-04-19T13:57:41</meta:creation-date>
    <meta:generator>LibreOffice/5.1.6.2$Linux_X86_64 LibreOffice_project/10m0$Build-2</meta:generator>
    <dc:date>2018-03-22T15:28:05.467498708</dc:date>
    <meta:editing-duration>PT48M7S</meta:editing-duration>
    <meta:editing-cycles>14</meta:editing-cycles>
    <meta:document-statistic meta:table-count="0" meta:image-count="0" meta:object-count="0" meta:page-count="2" meta:paragraph-count="12" meta:word-count="225" meta:character-count="1465" meta:non-whitespace-character-count="1250"/>
  </office:meta>
</office:document-meta>
</file>